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264in"/>
    </style:style>
    <style:style style:name="co3" style:family="table-column">
      <style:table-column-properties fo:break-before="auto" style:column-width="1.1909in"/>
    </style:style>
    <style:style style:name="co4" style:family="table-column">
      <style:table-column-properties fo:break-before="auto" style:column-width="1.1193in"/>
    </style:style>
    <style:style style:name="co5" style:family="table-column">
      <style:table-column-properties fo:break-before="auto" style:column-width="1.0957in"/>
    </style:style>
    <style:style style:name="co6" style:family="table-column">
      <style:table-column-properties fo:break-before="auto" style:column-width="2.9307in"/>
    </style:style>
    <style:style style:name="co7" style:family="table-column">
      <style:table-column-properties fo:break-before="auto" style:column-width="3.2043in"/>
    </style:style>
    <style:style style:name="co8" style:family="table-column">
      <style:table-column-properties fo:break-before="auto" style:column-width="1.3457in"/>
    </style:style>
    <style:style style:name="co9" style:family="table-column">
      <style:table-column-properties fo:break-before="auto" style:column-width="1.4173in"/>
    </style:style>
    <style:style style:name="co10" style:family="table-column">
      <style:table-column-properties fo:break-before="auto" style:column-width="1.1311in"/>
    </style:style>
    <style:style style:name="co11" style:family="table-column">
      <style:table-column-properties fo:break-before="auto" style:column-width="1.298in"/>
    </style:style>
    <style:style style:name="co12" style:family="table-column">
      <style:table-column-properties fo:break-before="auto" style:column-width="1.2508in"/>
    </style:style>
    <style:style style:name="co13" style:family="table-column">
      <style:table-column-properties fo:break-before="auto" style:column-width="1.7035in"/>
    </style:style>
    <style:style style:name="co14" style:family="table-column">
      <style:table-column-properties fo:break-before="auto" style:column-width="1.5957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style:font-name-asian="Droid Sans Fallback" style:font-name-complex="Lohit Hindi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color="#3c3c3c" style:font-name="Ubuntu" fo:font-size="10pt" fo:language="zxx" fo:country="none" style:font-name-asian="Ubuntu" style:font-size-asian="10pt" style:language-asian="zxx" style:country-asian="none" style:font-name-complex="Ubuntu" style:font-size-complex="10pt" style:language-complex="zxx" style:country-complex="none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color="#3c3c3c" style:font-name="Ubuntu" fo:language="zxx" fo:country="none" style:font-name-asian="Ubuntu" style:language-asian="zxx" style:country-asian="none" style:font-name-complex="Ubuntu" style:language-complex="zxx" style:country-complex="none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name-asian="Arial" style:font-size-asian="10pt" style:language-asian="hi" style:country-asian="IN" style:font-name-complex="Arial" style:font-size-complex="10pt" style:language-complex="en" style:country-complex="US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1007" table:default-cell-style-name="ce1"/>
        <table:table-row table:style-name="ro3">
          <table:table-cell office:value-type="string">
            <text:p>forward</text:p>
          </table:table-cell>
          <table:table-cell table:number-columns-repeated="1023"/>
        </table:table-row>
        <table:table-row table:style-name="ro3"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mean x</text:p>
          </table:table-cell>
          <table:table-cell office:value-type="string">
            <text:p>mean y</text:p>
          </table:table-cell>
          <table:table-cell office:value-type="string">
            <text:p>true value x</text:p>
          </table:table-cell>
          <table:table-cell office:value-type="string">
            <text:p>true value y</text:p>
          </table:table-cell>
          <table:table-cell/>
          <table:table-cell office:value-type="string">
            <text:p>accuracy of x (or systematic error over x) </text:p>
          </table:table-cell>
          <table:table-cell office:value-type="string">
            <text:p>accuracy of y (or systematic error over y)</text:p>
          </table:table-cell>
          <table:table-cell/>
          <table:table-cell office:value-type="string">
            <text:p>(x -mean x)^2</text:p>
          </table:table-cell>
          <table:table-cell office:value-type="string">
            <text:p>(y-mean y)^2</text:p>
          </table:table-cell>
          <table:table-cell office:value-type="string">
            <text:p>Precision over x</text:p>
          </table:table-cell>
          <table:table-cell office:value-type="string">
            <text:p>precision over y</text:p>
          </table:table-cell>
          <table:table-cell/>
          <table:table-cell office:value-type="string">
            <text:p>random error over x</text:p>
          </table:table-cell>
          <table:table-cell office:value-type="string">
            <text:p>random error over y</text:p>
          </table:table-cell>
          <table:table-cell table:number-columns-repeated="1007"/>
        </table:table-row>
        <table:table-row table:style-name="ro3">
          <table:table-cell office:value-type="float" office:value="-1.6">
            <text:p>-1.6</text:p>
          </table:table-cell>
          <table:table-cell office:value-type="float" office:value="89.8">
            <text:p>89.8</text:p>
          </table:table-cell>
          <table:table-cell table:style-name="ce3" table:formula="of:=SUM( [.A3:.A22])/20" office:value-type="float" office:value="0.095">
            <text:p>0.095</text:p>
          </table:table-cell>
          <table:table-cell table:style-name="ce3" table:formula="of:=SUM([.B3:.B22])/20" office:value-type="float" office:value="89.975">
            <text:p>89.97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/>
          <table:table-cell table:formula="of:=([.C3]-[.E3])" office:value-type="float" office:value="0.095">
            <text:p>0.095</text:p>
          </table:table-cell>
          <table:table-cell table:formula="of:=([.D3]-[.F3])" office:value-type="float" office:value="-0.0250000000000057">
            <text:p>-0.025</text:p>
          </table:table-cell>
          <table:table-cell/>
          <table:table-cell table:style-name="ce2" table:formula="of:=([.A3]-[.C3])^2" office:value-type="float" office:value="2.873025">
            <text:p>2.873025</text:p>
          </table:table-cell>
          <table:table-cell table:formula="of:=([.B3]-[.D3])^2" office:value-type="float" office:value="0.030624999999999">
            <text:p>0.030625</text:p>
          </table:table-cell>
          <table:table-cell table:formula="of:=(SUM([.K3:.K22]))/19" office:value-type="float" office:value="0.978394736842105">
            <text:p>0.9783947368</text:p>
          </table:table-cell>
          <table:table-cell table:formula="of:=(SUM([.L3:.L22]))/19" office:value-type="float" office:value="0.0230263157894735">
            <text:p>0.0230263158</text:p>
          </table:table-cell>
          <table:table-cell/>
          <table:table-cell table:style-name="ce2" table:formula="of:=[.A3]-[.C3]" office:value-type="float" office:value="-1.695">
            <text:p>-1.695</text:p>
          </table:table-cell>
          <table:table-cell table:formula="of:=[.B3]-[.D3]" office:value-type="float" office:value="-0.174999999999997">
            <text:p>-0.175</text:p>
          </table:table-cell>
          <table:table-cell table:number-columns-repeated="1007"/>
        </table:table-row>
        <table:table-row table:style-name="ro3">
          <table:table-cell office:value-type="float" office:value="-1.4">
            <text:p>-1.4</text:p>
          </table:table-cell>
          <table:table-cell office:value-type="float" office:value="90.2">
            <text:p>90.2</text:p>
          </table:table-cell>
          <table:table-cell table:number-columns-repeated="8"/>
          <table:table-cell table:style-name="ce5" table:formula="of:=([.A4]-[.C3])^2" office:value-type="float" office:value="2.235025">
            <text:p>2.235025</text:p>
          </table:table-cell>
          <table:table-cell table:formula="of:=([.B4]-[.D3])^2" office:value-type="float" office:value="0.0506250000000038">
            <text:p>0.050625</text:p>
          </table:table-cell>
          <table:table-cell table:number-columns-repeated="3"/>
          <table:table-cell table:style-name="ce5" table:formula="of:=[.A4]-[.C3]" office:value-type="float" office:value="-1.495">
            <text:p>-1.495</text:p>
          </table:table-cell>
          <table:table-cell table:formula="of:=[.B4]-[.D3]" office:value-type="float" office:value="0.225000000000009">
            <text:p>0.225</text:p>
          </table:table-cell>
          <table:table-cell table:number-columns-repeated="1007"/>
        </table:table-row>
        <table:table-row table:style-name="ro3">
          <table:table-cell office:value-type="float" office:value="-0.9">
            <text:p>-0.9</text:p>
          </table:table-cell>
          <table:table-cell office:value-type="float" office:value="90">
            <text:p>90</text:p>
          </table:table-cell>
          <table:table-cell table:number-columns-repeated="8"/>
          <table:table-cell table:formula="of:=([.A5]-[.C3])^2" office:value-type="float" office:value="0.990025">
            <text:p>0.990025</text:p>
          </table:table-cell>
          <table:table-cell table:formula="of:=([.B5]-[.D3])^2" office:value-type="float" office:value="0.000625000000000284">
            <text:p>0.000625</text:p>
          </table:table-cell>
          <table:table-cell table:number-columns-repeated="3"/>
          <table:table-cell table:formula="of:=[.A5]-[.C3]" office:value-type="float" office:value="-0.995">
            <text:p>-0.995</text:p>
          </table:table-cell>
          <table:table-cell table:formula="of:=[.B5]-[.D3]" office:value-type="float" office:value="0.0250000000000057">
            <text:p>0.025</text:p>
          </table:table-cell>
          <table:table-cell table:number-columns-repeated="1007"/>
        </table:table-row>
        <table:table-row table:style-name="ro3">
          <table:table-cell office:value-type="float" office:value="-0.8">
            <text:p>-0.8</text:p>
          </table:table-cell>
          <table:table-cell office:value-type="float" office:value="90.1">
            <text:p>90.1</text:p>
          </table:table-cell>
          <table:table-cell table:number-columns-repeated="8"/>
          <table:table-cell table:formula="of:=([.A6]-[.C3])^2" office:value-type="float" office:value="0.801025">
            <text:p>0.801025</text:p>
          </table:table-cell>
          <table:table-cell table:formula="of:=([.B6]-[.D3])^2" office:value-type="float" office:value="0.015625">
            <text:p>0.015625</text:p>
          </table:table-cell>
          <table:table-cell table:number-columns-repeated="3"/>
          <table:table-cell table:formula="of:=[.A6]-[.C3]" office:value-type="float" office:value="-0.895">
            <text:p>-0.895</text:p>
          </table:table-cell>
          <table:table-cell table:formula="of:=[.B6]-[.D3]" office:value-type="float" office:value="0.125">
            <text:p>0.125</text:p>
          </table:table-cell>
          <table:table-cell table:number-columns-repeated="1007"/>
        </table:table-row>
        <table:table-row table:style-name="ro3">
          <table:table-cell office:value-type="float" office:value="-0.7">
            <text:p>-0.7</text:p>
          </table:table-cell>
          <table:table-cell office:value-type="float" office:value="90">
            <text:p>90</text:p>
          </table:table-cell>
          <table:table-cell table:number-columns-repeated="8"/>
          <table:table-cell table:formula="of:=([.A7]-[.C3])^2" office:value-type="float" office:value="0.632025">
            <text:p>0.632025</text:p>
          </table:table-cell>
          <table:table-cell table:formula="of:=([.B7]-[.D3])^2" office:value-type="float" office:value="0.000625000000000284">
            <text:p>0.000625</text:p>
          </table:table-cell>
          <table:table-cell table:number-columns-repeated="3"/>
          <table:table-cell table:formula="of:=[.A7]-[.C3]" office:value-type="float" office:value="-0.795">
            <text:p>-0.795</text:p>
          </table:table-cell>
          <table:table-cell table:formula="of:=[.B7]-[.D3]" office:value-type="float" office:value="0.0250000000000057">
            <text:p>0.025</text:p>
          </table:table-cell>
          <table:table-cell table:number-columns-repeated="1007"/>
        </table:table-row>
        <table:table-row table:style-name="ro3">
          <table:table-cell office:value-type="float" office:value="-0.6">
            <text:p>-0.6</text:p>
          </table:table-cell>
          <table:table-cell office:value-type="float" office:value="90.2">
            <text:p>90.2</text:p>
          </table:table-cell>
          <table:table-cell table:number-columns-repeated="8"/>
          <table:table-cell table:formula="of:=([.A8]-[.C3])^2" office:value-type="float" office:value="0.483025">
            <text:p>0.483025</text:p>
          </table:table-cell>
          <table:table-cell table:formula="of:=([.B8]-[.D3])^2" office:value-type="float" office:value="0.0506250000000038">
            <text:p>0.050625</text:p>
          </table:table-cell>
          <table:table-cell table:number-columns-repeated="3"/>
          <table:table-cell table:formula="of:=[.A8]-[.C3]" office:value-type="float" office:value="-0.695">
            <text:p>-0.695</text:p>
          </table:table-cell>
          <table:table-cell table:formula="of:=[.B8]-[.D3]" office:value-type="float" office:value="0.225000000000009">
            <text:p>0.225</text:p>
          </table:table-cell>
          <table:table-cell table:number-columns-repeated="1007"/>
        </table:table-row>
        <table:table-row table:style-name="ro3">
          <table:table-cell office:value-type="float" office:value="-0.6">
            <text:p>-0.6</text:p>
          </table:table-cell>
          <table:table-cell office:value-type="float" office:value="89.9">
            <text:p>89.9</text:p>
          </table:table-cell>
          <table:table-cell table:number-columns-repeated="8"/>
          <table:table-cell table:formula="of:=([.A9]-[.C3])^2" office:value-type="float" office:value="0.483025">
            <text:p>0.483025</text:p>
          </table:table-cell>
          <table:table-cell table:formula="of:=([.B9]-[.D3])^2" office:value-type="float" office:value="0.0056249999999983">
            <text:p>0.005625</text:p>
          </table:table-cell>
          <table:table-cell table:number-columns-repeated="3"/>
          <table:table-cell table:formula="of:=[.A9]-[.C3]" office:value-type="float" office:value="-0.695">
            <text:p>-0.695</text:p>
          </table:table-cell>
          <table:table-cell table:formula="of:=[.B9]-[.D3]" office:value-type="float" office:value="-0.0749999999999886">
            <text:p>-0.075</text:p>
          </table:table-cell>
          <table:table-cell table:number-columns-repeated="1007"/>
        </table:table-row>
        <table:table-row table:style-name="ro3">
          <table:table-cell office:value-type="float" office:value="-0.3">
            <text:p>-0.3</text:p>
          </table:table-cell>
          <table:table-cell office:value-type="float" office:value="89.9">
            <text:p>89.9</text:p>
          </table:table-cell>
          <table:table-cell table:number-columns-repeated="8"/>
          <table:table-cell table:formula="of:=([.A10]-[.C3])^2" office:value-type="float" office:value="0.156025">
            <text:p>0.156025</text:p>
          </table:table-cell>
          <table:table-cell table:formula="of:=([.B10]-[.D3])^2" office:value-type="float" office:value="0.0056249999999983">
            <text:p>0.005625</text:p>
          </table:table-cell>
          <table:table-cell table:number-columns-repeated="3"/>
          <table:table-cell table:formula="of:=[.A10]-[.C3]" office:value-type="float" office:value="-0.395">
            <text:p>-0.395</text:p>
          </table:table-cell>
          <table:table-cell table:formula="of:=[.B10]-[.D3]" office:value-type="float" office:value="-0.0749999999999886">
            <text:p>-0.075</text:p>
          </table:table-cell>
          <table:table-cell table:number-columns-repeated="1007"/>
        </table:table-row>
        <table:table-row table:style-name="ro3">
          <table:table-cell office:value-type="float" office:value="-0.2">
            <text:p>-0.2</text:p>
          </table:table-cell>
          <table:table-cell office:value-type="float" office:value="89.9">
            <text:p>89.9</text:p>
          </table:table-cell>
          <table:table-cell table:number-columns-repeated="8"/>
          <table:table-cell table:formula="of:=([.A11]-[.C3])^2" office:value-type="float" office:value="0.087025">
            <text:p>0.087025</text:p>
          </table:table-cell>
          <table:table-cell table:formula="of:=([.B11]-[.D3])^2" office:value-type="float" office:value="0.0056249999999983">
            <text:p>0.005625</text:p>
          </table:table-cell>
          <table:table-cell table:number-columns-repeated="3"/>
          <table:table-cell table:formula="of:=[.A11]-[.C3]" office:value-type="float" office:value="-0.295">
            <text:p>-0.295</text:p>
          </table:table-cell>
          <table:table-cell table:formula="of:=[.B11]-[.D3]" office:value-type="float" office:value="-0.0749999999999886">
            <text:p>-0.075</text:p>
          </table:table-cell>
          <table:table-cell table:number-columns-repeated="1007"/>
        </table:table-row>
        <table:table-row table:style-name="ro3">
          <table:table-cell office:value-type="float" office:value="-0.1">
            <text:p>-0.1</text:p>
          </table:table-cell>
          <table:table-cell office:value-type="float" office:value="89.8">
            <text:p>89.8</text:p>
          </table:table-cell>
          <table:table-cell table:number-columns-repeated="8"/>
          <table:table-cell table:formula="of:=([.A12]-[.C3])^2" office:value-type="float" office:value="0.038025">
            <text:p>0.038025</text:p>
          </table:table-cell>
          <table:table-cell table:formula="of:=([.B12]-[.D3])^2" office:value-type="float" office:value="0.030624999999999">
            <text:p>0.030625</text:p>
          </table:table-cell>
          <table:table-cell table:number-columns-repeated="3"/>
          <table:table-cell table:formula="of:=[.A12]-[.C3]" office:value-type="float" office:value="-0.195">
            <text:p>-0.195</text:p>
          </table:table-cell>
          <table:table-cell table:formula="of:=[.B12]-[.D3]" office:value-type="float" office:value="-0.174999999999997">
            <text:p>-0.175</text:p>
          </table:table-cell>
          <table:table-cell table:number-columns-repeated="1007"/>
        </table:table-row>
        <table:table-row table:style-name="ro3">
          <table:table-cell office:value-type="float" office:value="0.1">
            <text:p>0.1</text:p>
          </table:table-cell>
          <table:table-cell office:value-type="float" office:value="90">
            <text:p>90</text:p>
          </table:table-cell>
          <table:table-cell table:number-columns-repeated="8"/>
          <table:table-cell table:formula="of:=([.A13]-[.C3])^2" office:value-type="float" office:value="0.000025">
            <text:p>0.000025</text:p>
          </table:table-cell>
          <table:table-cell table:formula="of:=([.B13]-[.D3])^2" office:value-type="float" office:value="0.000625000000000284">
            <text:p>0.000625</text:p>
          </table:table-cell>
          <table:table-cell table:number-columns-repeated="3"/>
          <table:table-cell table:formula="of:=[.A13]-[.C3]" office:value-type="float" office:value="0.005">
            <text:p>0.005</text:p>
          </table:table-cell>
          <table:table-cell table:formula="of:=[.B13]-[.D3]" office:value-type="float" office:value="0.0250000000000057">
            <text:p>0.025</text:p>
          </table:table-cell>
          <table:table-cell table:number-columns-repeated="1007"/>
        </table:table-row>
        <table:table-row table:style-name="ro3">
          <table:table-cell office:value-type="float" office:value="0.1">
            <text:p>0.1</text:p>
          </table:table-cell>
          <table:table-cell office:value-type="float" office:value="89.7">
            <text:p>89.7</text:p>
          </table:table-cell>
          <table:table-cell table:number-columns-repeated="8"/>
          <table:table-cell table:formula="of:=([.A14]-[.C3])^2" office:value-type="float" office:value="0.000025">
            <text:p>0.000025</text:p>
          </table:table-cell>
          <table:table-cell table:formula="of:=([.B14]-[.D3])^2" office:value-type="float" office:value="0.0756249999999953">
            <text:p>0.075625</text:p>
          </table:table-cell>
          <table:table-cell table:number-columns-repeated="3"/>
          <table:table-cell table:formula="of:=[.A14]-[.C3]" office:value-type="float" office:value="0.005">
            <text:p>0.005</text:p>
          </table:table-cell>
          <table:table-cell table:formula="of:=[.B14]-[.D3]" office:value-type="float" office:value="-0.274999999999991">
            <text:p>-0.275</text:p>
          </table:table-cell>
          <table:table-cell table:number-columns-repeated="1007"/>
        </table:table-row>
        <table:table-row table:style-name="ro3">
          <table:table-cell office:value-type="float" office:value="0.7">
            <text:p>0.7</text:p>
          </table:table-cell>
          <table:table-cell office:value-type="float" office:value="89.8">
            <text:p>89.8</text:p>
          </table:table-cell>
          <table:table-cell table:number-columns-repeated="8"/>
          <table:table-cell table:formula="of:=([.A15]-[.C3])^2" office:value-type="float" office:value="0.366025">
            <text:p>0.366025</text:p>
          </table:table-cell>
          <table:table-cell table:formula="of:=([.B15]-[.D3])^2" office:value-type="float" office:value="0.030624999999999">
            <text:p>0.030625</text:p>
          </table:table-cell>
          <table:table-cell table:number-columns-repeated="3"/>
          <table:table-cell table:formula="of:=[.A15]-[.C3]" office:value-type="float" office:value="0.605">
            <text:p>0.605</text:p>
          </table:table-cell>
          <table:table-cell table:formula="of:=[.B15]-[.D3]" office:value-type="float" office:value="-0.174999999999997">
            <text:p>-0.175</text:p>
          </table:table-cell>
          <table:table-cell table:number-columns-repeated="1007"/>
        </table:table-row>
        <table:table-row table:style-name="ro3">
          <table:table-cell office:value-type="float" office:value="0.8">
            <text:p>0.8</text:p>
          </table:table-cell>
          <table:table-cell office:value-type="float" office:value="89.9">
            <text:p>89.9</text:p>
          </table:table-cell>
          <table:table-cell table:number-columns-repeated="8"/>
          <table:table-cell table:formula="of:=([.A16]-[.C3])^2" office:value-type="float" office:value="0.497025">
            <text:p>0.497025</text:p>
          </table:table-cell>
          <table:table-cell table:formula="of:=([.B16]-[.D3])^2" office:value-type="float" office:value="0.0056249999999983">
            <text:p>0.005625</text:p>
          </table:table-cell>
          <table:table-cell table:number-columns-repeated="3"/>
          <table:table-cell table:formula="of:=[.A16]-[.C3]" office:value-type="float" office:value="0.705">
            <text:p>0.705</text:p>
          </table:table-cell>
          <table:table-cell table:formula="of:=[.B16]-[.D3]" office:value-type="float" office:value="-0.0749999999999886">
            <text:p>-0.075</text:p>
          </table:table-cell>
          <table:table-cell table:number-columns-repeated="1007"/>
        </table:table-row>
        <table:table-row table:style-name="ro3">
          <table:table-cell office:value-type="float" office:value="0.9">
            <text:p>0.9</text:p>
          </table:table-cell>
          <table:table-cell office:value-type="float" office:value="90.1">
            <text:p>90.1</text:p>
          </table:table-cell>
          <table:table-cell table:number-columns-repeated="8"/>
          <table:table-cell table:formula="of:=([.A17]-[.C3])^2" office:value-type="float" office:value="0.648025">
            <text:p>0.648025</text:p>
          </table:table-cell>
          <table:table-cell table:formula="of:=([.B17]-[.D3])^2" office:value-type="float" office:value="0.015625">
            <text:p>0.015625</text:p>
          </table:table-cell>
          <table:table-cell table:number-columns-repeated="3"/>
          <table:table-cell table:formula="of:=[.A17]-[.C3]" office:value-type="float" office:value="0.805">
            <text:p>0.805</text:p>
          </table:table-cell>
          <table:table-cell table:formula="of:=[.B17]-[.D3]" office:value-type="float" office:value="0.125">
            <text:p>0.125</text:p>
          </table:table-cell>
          <table:table-cell table:number-columns-repeated="1007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9.8">
            <text:p>89.8</text:p>
          </table:table-cell>
          <table:table-cell table:number-columns-repeated="8"/>
          <table:table-cell table:formula="of:=([.A18]-[.C3])^2" office:value-type="float" office:value="0.819025">
            <text:p>0.819025</text:p>
          </table:table-cell>
          <table:table-cell table:formula="of:=([.B18]-[.D3])^2" office:value-type="float" office:value="0.030624999999999">
            <text:p>0.030625</text:p>
          </table:table-cell>
          <table:table-cell table:number-columns-repeated="3"/>
          <table:table-cell table:formula="of:=[.A18]-[.C3]" office:value-type="float" office:value="0.905">
            <text:p>0.905</text:p>
          </table:table-cell>
          <table:table-cell table:formula="of:=[.B18]-[.D3]" office:value-type="float" office:value="-0.174999999999997">
            <text:p>-0.175</text:p>
          </table:table-cell>
          <table:table-cell table:number-columns-repeated="1007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90.2">
            <text:p>90.2</text:p>
          </table:table-cell>
          <table:table-cell table:number-columns-repeated="8"/>
          <table:table-cell table:formula="of:=([.A19]-[.C3])^2" office:value-type="float" office:value="0.819025">
            <text:p>0.819025</text:p>
          </table:table-cell>
          <table:table-cell table:formula="of:=([.B19]-[.D3])^2" office:value-type="float" office:value="0.0506250000000038">
            <text:p>0.050625</text:p>
          </table:table-cell>
          <table:table-cell table:number-columns-repeated="3"/>
          <table:table-cell table:style-name="ce6" table:formula="of:=[.A19]-[.C3]" office:value-type="float" office:value="0.905">
            <text:p>0.905</text:p>
          </table:table-cell>
          <table:table-cell table:formula="of:=[.B19]-[.D3]" office:value-type="float" office:value="0.225000000000009">
            <text:p>0.225</text:p>
          </table:table-cell>
          <table:table-cell table:number-columns-repeated="1007"/>
        </table:table-row>
        <table:table-row table:style-name="ro3">
          <table:table-cell office:value-type="float" office:value="1.1">
            <text:p>1.1</text:p>
          </table:table-cell>
          <table:table-cell office:value-type="float" office:value="90.1">
            <text:p>90.1</text:p>
          </table:table-cell>
          <table:table-cell table:number-columns-repeated="8"/>
          <table:table-cell table:formula="of:=([.A20]-[.C3])^2" office:value-type="float" office:value="1.010025">
            <text:p>1.010025</text:p>
          </table:table-cell>
          <table:table-cell table:formula="of:=([.B20]-[.D3])^2" office:value-type="float" office:value="0.015625">
            <text:p>0.015625</text:p>
          </table:table-cell>
          <table:table-cell table:number-columns-repeated="3"/>
          <table:table-cell table:formula="of:=[.A20]-[.C3]" office:value-type="float" office:value="1.005">
            <text:p>1.005</text:p>
          </table:table-cell>
          <table:table-cell table:formula="of:=[.B20]-[.D3]" office:value-type="float" office:value="0.125">
            <text:p>0.125</text:p>
          </table:table-cell>
          <table:table-cell table:number-columns-repeated="1007"/>
        </table:table-row>
        <table:table-row table:style-name="ro3">
          <table:table-cell office:value-type="float" office:value="1.2">
            <text:p>1.2</text:p>
          </table:table-cell>
          <table:table-cell office:value-type="float" office:value="90">
            <text:p>90</text:p>
          </table:table-cell>
          <table:table-cell table:number-columns-repeated="8"/>
          <table:table-cell table:formula="of:=([.A21]-[.C3])^2" office:value-type="float" office:value="1.221025">
            <text:p>1.221025</text:p>
          </table:table-cell>
          <table:table-cell table:formula="of:=([.B21]-[.D3])^2" office:value-type="float" office:value="0.000625000000000284">
            <text:p>0.000625</text:p>
          </table:table-cell>
          <table:table-cell table:number-columns-repeated="3"/>
          <table:table-cell table:formula="of:=[.A21]-[.C3]" office:value-type="float" office:value="1.105">
            <text:p>1.105</text:p>
          </table:table-cell>
          <table:table-cell table:formula="of:=[.B21]-[.D3]" office:value-type="float" office:value="0.0250000000000057">
            <text:p>0.025</text:p>
          </table:table-cell>
          <table:table-cell table:number-columns-repeated="1007"/>
        </table:table-row>
        <table:table-row table:style-name="ro3">
          <table:table-cell office:value-type="float" office:value="2.2">
            <text:p>2.2</text:p>
          </table:table-cell>
          <table:table-cell office:value-type="float" office:value="90.1">
            <text:p>90.1</text:p>
          </table:table-cell>
          <table:table-cell table:number-columns-repeated="8"/>
          <table:table-cell table:formula="of:=([.A22]-[.C3])^2" office:value-type="float" office:value="4.431025">
            <text:p>4.431025</text:p>
          </table:table-cell>
          <table:table-cell table:formula="of:=([.B22]-[.D3])^2" office:value-type="float" office:value="0.015625">
            <text:p>0.015625</text:p>
          </table:table-cell>
          <table:table-cell table:number-columns-repeated="3"/>
          <table:table-cell table:formula="of:=[.A22]-[.C3]" office:value-type="float" office:value="2.105">
            <text:p>2.105</text:p>
          </table:table-cell>
          <table:table-cell table:formula="of:=[.B22]-[.D3]" office:value-type="float" office:value="0.125">
            <text:p>0.125</text:p>
          </table:table-cell>
          <table:table-cell table:number-columns-repeated="1007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office:value-type="string">
            <text:p>left turn</text:p>
          </table:table-cell>
          <table:table-cell table:number-columns-repeated="1023"/>
        </table:table-row>
        <table:table-row table:style-name="ro3"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mean x</text:p>
          </table:table-cell>
          <table:table-cell office:value-type="string">
            <text:p>mean y</text:p>
          </table:table-cell>
          <table:table-cell office:value-type="string">
            <text:p>true value x</text:p>
          </table:table-cell>
          <table:table-cell office:value-type="string">
            <text:p>true value y</text:p>
          </table:table-cell>
          <table:table-cell/>
          <table:table-cell table:style-name="ce2" office:value-type="string">
            <text:p>accuracy of x (or systematic error over x) </text:p>
          </table:table-cell>
          <table:table-cell table:style-name="ce2" office:value-type="string">
            <text:p>accuracy of y (or systematic error over y)</text:p>
          </table:table-cell>
          <table:table-cell/>
          <table:table-cell office:value-type="string">
            <text:p>(x -mean x)^2</text:p>
          </table:table-cell>
          <table:table-cell office:value-type="string">
            <text:p>(y-mean y)^2</text:p>
          </table:table-cell>
          <table:table-cell office:value-type="string">
            <text:p>Precision over x</text:p>
          </table:table-cell>
          <table:table-cell office:value-type="string">
            <text:p>precision over y</text:p>
          </table:table-cell>
          <table:table-cell/>
          <table:table-cell office:value-type="string">
            <text:p>random error over x</text:p>
          </table:table-cell>
          <table:table-cell office:value-type="string">
            <text:p>random error over y</text:p>
          </table:table-cell>
          <table:table-cell table:number-columns-repeated="1007"/>
        </table:table-row>
        <table:table-row table:style-name="ro3">
          <table:table-cell office:value-type="float" office:value="-11.1">
            <text:p>-11.1</text:p>
          </table:table-cell>
          <table:table-cell office:value-type="float" office:value="89.2">
            <text:p>89.2</text:p>
          </table:table-cell>
          <table:table-cell table:style-name="ce4" table:formula="of:=SUM([.A31:.A51])/21" office:value-type="float" office:value="-12.7333333333333">
            <text:p>-12.7333333333</text:p>
          </table:table-cell>
          <table:table-cell table:style-name="ce2" table:formula="of:=SUM([.B31:.B51])/21" office:value-type="float" office:value="88.8142857142857">
            <text:p>88.8142857143</text:p>
          </table:table-cell>
          <table:table-cell office:value-type="float" office:value="-10.266">
            <text:p>-10.266</text:p>
          </table:table-cell>
          <table:table-cell office:value-type="float" office:value="89.206">
            <text:p>89.206</text:p>
          </table:table-cell>
          <table:table-cell/>
          <table:table-cell table:formula="of:=([.C31]-[.E31])" office:value-type="float" office:value="-2.46733333333333">
            <text:p>-2.4673333333</text:p>
          </table:table-cell>
          <table:table-cell table:formula="of:=([.D31]-[.F31])" office:value-type="float" office:value="-0.391714285714286">
            <text:p>-0.3917142857</text:p>
          </table:table-cell>
          <table:table-cell/>
          <table:table-cell table:formula="of:=([.A31]-[.C31])^2" office:value-type="float" office:value="2.66777777777778">
            <text:p>2.6677777778</text:p>
          </table:table-cell>
          <table:table-cell table:formula="of:=([.B31]-[.F31])^2" office:value-type="float" office:value="0.0000360000000000027">
            <text:p>0.000036</text:p>
          </table:table-cell>
          <table:table-cell table:formula="of:=(SUM([.K31:.K51]))/20" office:value-type="float" office:value="0.635333333333333">
            <text:p>0.6353333333</text:p>
          </table:table-cell>
          <table:table-cell table:formula="of:=(SUM([.L31:.L51]))/20" office:value-type="float" office:value="0.185397800000003">
            <text:p>0.1853978</text:p>
          </table:table-cell>
          <table:table-cell/>
          <table:table-cell table:formula="of:=[.A31]-[.C31]" office:value-type="float" office:value="1.63333333333333">
            <text:p>1.6333333333</text:p>
          </table:table-cell>
          <table:table-cell table:formula="of:=[.B31]-[.D31]" office:value-type="float" office:value="0.385714285714286">
            <text:p>0.3857142857</text:p>
          </table:table-cell>
          <table:table-cell table:number-columns-repeated="1007"/>
        </table:table-row>
        <table:table-row table:style-name="ro3">
          <table:table-cell office:value-type="float" office:value="-11.9">
            <text:p>-11.9</text:p>
          </table:table-cell>
          <table:table-cell office:value-type="float" office:value="88.9">
            <text:p>88.9</text:p>
          </table:table-cell>
          <table:table-cell table:number-columns-repeated="8"/>
          <table:table-cell table:formula="of:=([.A32]-[.C31])^2" office:value-type="float" office:value="0.694444444444445">
            <text:p>0.6944444444</text:p>
          </table:table-cell>
          <table:table-cell table:formula="of:=([.B32]-[.F31])^2" office:value-type="float" office:value="0.0936359999999984">
            <text:p>0.093636</text:p>
          </table:table-cell>
          <table:table-cell table:number-columns-repeated="3"/>
          <table:table-cell table:formula="of:=[.A32]-[.C31]" office:value-type="float" office:value="0.833333333333334">
            <text:p>0.8333333333</text:p>
          </table:table-cell>
          <table:table-cell table:formula="of:=[.B32]-[.D31]" office:value-type="float" office:value="0.085714285714289">
            <text:p>0.0857142857</text:p>
          </table:table-cell>
          <table:table-cell table:number-columns-repeated="1007"/>
        </table:table-row>
        <table:table-row table:style-name="ro3">
          <table:table-cell office:value-type="float" office:value="-11.9">
            <text:p>-11.9</text:p>
          </table:table-cell>
          <table:table-cell office:value-type="float" office:value="88.8">
            <text:p>88.8</text:p>
          </table:table-cell>
          <table:table-cell table:number-columns-repeated="8"/>
          <table:table-cell table:formula="of:=([.A33]-[.C31])^2" office:value-type="float" office:value="0.694444444444445">
            <text:p>0.6944444444</text:p>
          </table:table-cell>
          <table:table-cell table:formula="of:=([.B33]-[.F31])^2" office:value-type="float" office:value="0.164836000000005">
            <text:p>0.164836</text:p>
          </table:table-cell>
          <table:table-cell table:number-columns-repeated="3"/>
          <table:table-cell table:formula="of:=[.A33]-[.C31]" office:value-type="float" office:value="0.833333333333334">
            <text:p>0.8333333333</text:p>
          </table:table-cell>
          <table:table-cell table:formula="of:=[.B33]-[.D31]" office:value-type="float" office:value="-0.0142857142857196">
            <text:p>-0.0142857143</text:p>
          </table:table-cell>
          <table:table-cell table:number-columns-repeated="1007"/>
        </table:table-row>
        <table:table-row table:style-name="ro3">
          <table:table-cell office:value-type="float" office:value="-11.9">
            <text:p>-11.9</text:p>
          </table:table-cell>
          <table:table-cell office:value-type="float" office:value="88.7">
            <text:p>88.7</text:p>
          </table:table-cell>
          <table:table-cell table:number-columns-repeated="8"/>
          <table:table-cell table:formula="of:=([.A34]-[.C31])^2" office:value-type="float" office:value="0.694444444444445">
            <text:p>0.6944444444</text:p>
          </table:table-cell>
          <table:table-cell table:formula="of:=([.B34]-[.F31])^2" office:value-type="float" office:value="0.256036">
            <text:p>0.256036</text:p>
          </table:table-cell>
          <table:table-cell table:number-columns-repeated="3"/>
          <table:table-cell table:formula="of:=[.A34]-[.C31]" office:value-type="float" office:value="0.833333333333334">
            <text:p>0.8333333333</text:p>
          </table:table-cell>
          <table:table-cell table:formula="of:=[.B34]-[.D31]" office:value-type="float" office:value="-0.114285714285714">
            <text:p>-0.1142857143</text:p>
          </table:table-cell>
          <table:table-cell table:number-columns-repeated="1007"/>
        </table:table-row>
        <table:table-row table:style-name="ro3">
          <table:table-cell office:value-type="float" office:value="-12">
            <text:p>-12</text:p>
          </table:table-cell>
          <table:table-cell office:value-type="float" office:value="88.8">
            <text:p>88.8</text:p>
          </table:table-cell>
          <table:table-cell table:number-columns-repeated="8"/>
          <table:table-cell table:formula="of:=([.A35]-[.C31])^2" office:value-type="float" office:value="0.537777777777779">
            <text:p>0.5377777778</text:p>
          </table:table-cell>
          <table:table-cell table:formula="of:=([.B35]-[.F31])^2" office:value-type="float" office:value="0.164836000000005">
            <text:p>0.164836</text:p>
          </table:table-cell>
          <table:table-cell table:number-columns-repeated="3"/>
          <table:table-cell table:formula="of:=[.A35]-[.C31]" office:value-type="float" office:value="0.733333333333334">
            <text:p>0.7333333333</text:p>
          </table:table-cell>
          <table:table-cell table:formula="of:=[.B35]-[.D31]" office:value-type="float" office:value="-0.0142857142857196">
            <text:p>-0.0142857143</text:p>
          </table:table-cell>
          <table:table-cell table:number-columns-repeated="1007"/>
        </table:table-row>
        <table:table-row table:style-name="ro3">
          <table:table-cell office:value-type="float" office:value="-12">
            <text:p>-12</text:p>
          </table:table-cell>
          <table:table-cell office:value-type="float" office:value="88.9">
            <text:p>88.9</text:p>
          </table:table-cell>
          <table:table-cell table:number-columns-repeated="8"/>
          <table:table-cell table:formula="of:=([.A36]-[.C31])^2" office:value-type="float" office:value="0.537777777777779">
            <text:p>0.5377777778</text:p>
          </table:table-cell>
          <table:table-cell table:formula="of:=([.B36]-[.F31])^2" office:value-type="float" office:value="0.0936359999999984">
            <text:p>0.093636</text:p>
          </table:table-cell>
          <table:table-cell table:number-columns-repeated="3"/>
          <table:table-cell table:formula="of:=[.A36]-[.C31]" office:value-type="float" office:value="0.733333333333334">
            <text:p>0.7333333333</text:p>
          </table:table-cell>
          <table:table-cell table:formula="of:=[.B36]-[.D31]" office:value-type="float" office:value="0.085714285714289">
            <text:p>0.0857142857</text:p>
          </table:table-cell>
          <table:table-cell table:number-columns-repeated="1007"/>
        </table:table-row>
        <table:table-row table:style-name="ro3">
          <table:table-cell office:value-type="float" office:value="-12.2">
            <text:p>-12.2</text:p>
          </table:table-cell>
          <table:table-cell office:value-type="float" office:value="89">
            <text:p>89</text:p>
          </table:table-cell>
          <table:table-cell table:number-columns-repeated="8"/>
          <table:table-cell table:formula="of:=([.A37]-[.C31])^2" office:value-type="float" office:value="0.284444444444446">
            <text:p>0.2844444444</text:p>
          </table:table-cell>
          <table:table-cell table:formula="of:=([.B37]-[.F31])^2" office:value-type="float" office:value="0.0424360000000013">
            <text:p>0.042436</text:p>
          </table:table-cell>
          <table:table-cell table:number-columns-repeated="3"/>
          <table:table-cell table:formula="of:=[.A37]-[.C31]" office:value-type="float" office:value="0.533333333333335">
            <text:p>0.5333333333</text:p>
          </table:table-cell>
          <table:table-cell table:formula="of:=[.B37]-[.D31]" office:value-type="float" office:value="0.185714285714283">
            <text:p>0.1857142857</text:p>
          </table:table-cell>
          <table:table-cell table:number-columns-repeated="1007"/>
        </table:table-row>
        <table:table-row table:style-name="ro3">
          <table:table-cell office:value-type="float" office:value="-12.2">
            <text:p>-12.2</text:p>
          </table:table-cell>
          <table:table-cell office:value-type="float" office:value="88.8">
            <text:p>88.8</text:p>
          </table:table-cell>
          <table:table-cell table:number-columns-repeated="8"/>
          <table:table-cell table:formula="of:=([.A38]-[.C31])^2" office:value-type="float" office:value="0.284444444444446">
            <text:p>0.2844444444</text:p>
          </table:table-cell>
          <table:table-cell table:formula="of:=([.B38]-[.F31])^2" office:value-type="float" office:value="0.164836000000005">
            <text:p>0.164836</text:p>
          </table:table-cell>
          <table:table-cell table:number-columns-repeated="3"/>
          <table:table-cell table:formula="of:=[.A38]-[.C31]" office:value-type="float" office:value="0.533333333333335">
            <text:p>0.5333333333</text:p>
          </table:table-cell>
          <table:table-cell table:formula="of:=[.B38]-[.D31]" office:value-type="float" office:value="-0.0142857142857196">
            <text:p>-0.0142857143</text:p>
          </table:table-cell>
          <table:table-cell table:number-columns-repeated="1007"/>
        </table:table-row>
        <table:table-row table:style-name="ro3">
          <table:table-cell office:value-type="float" office:value="-12.8">
            <text:p>-12.8</text:p>
          </table:table-cell>
          <table:table-cell office:value-type="float" office:value="89">
            <text:p>89</text:p>
          </table:table-cell>
          <table:table-cell table:number-columns-repeated="8"/>
          <table:table-cell table:formula="of:=([.A39]-[.C31])^2" office:value-type="float" office:value="0.00444444444444441">
            <text:p>0.0044444444</text:p>
          </table:table-cell>
          <table:table-cell table:formula="of:=([.B39]-[.F31])^2" office:value-type="float" office:value="0.0424360000000013">
            <text:p>0.042436</text:p>
          </table:table-cell>
          <table:table-cell table:number-columns-repeated="3"/>
          <table:table-cell table:formula="of:=[.A39]-[.C31]" office:value-type="float" office:value="-0.0666666666666664">
            <text:p>-0.0666666667</text:p>
          </table:table-cell>
          <table:table-cell table:formula="of:=[.B39]-[.D31]" office:value-type="float" office:value="0.185714285714283">
            <text:p>0.1857142857</text:p>
          </table:table-cell>
          <table:table-cell table:number-columns-repeated="1007"/>
        </table:table-row>
        <table:table-row table:style-name="ro3">
          <table:table-cell office:value-type="float" office:value="-12.9">
            <text:p>-12.9</text:p>
          </table:table-cell>
          <table:table-cell office:value-type="float" office:value="88.9">
            <text:p>88.9</text:p>
          </table:table-cell>
          <table:table-cell table:number-columns-repeated="8"/>
          <table:table-cell table:formula="of:=([.A40]-[.C31])^2" office:value-type="float" office:value="0.0277777777777776">
            <text:p>0.0277777778</text:p>
          </table:table-cell>
          <table:table-cell table:formula="of:=([.B40]-[.F31])^2" office:value-type="float" office:value="0.0936359999999984">
            <text:p>0.093636</text:p>
          </table:table-cell>
          <table:table-cell table:number-columns-repeated="3"/>
          <table:table-cell table:formula="of:=[.A40]-[.C31]" office:value-type="float" office:value="-0.166666666666666">
            <text:p>-0.1666666667</text:p>
          </table:table-cell>
          <table:table-cell table:formula="of:=[.B40]-[.D31]" office:value-type="float" office:value="0.085714285714289">
            <text:p>0.0857142857</text:p>
          </table:table-cell>
          <table:table-cell table:number-columns-repeated="1007"/>
        </table:table-row>
        <table:table-row table:style-name="ro3">
          <table:table-cell office:value-type="float" office:value="-12.9">
            <text:p>-12.9</text:p>
          </table:table-cell>
          <table:table-cell office:value-type="float" office:value="88.8">
            <text:p>88.8</text:p>
          </table:table-cell>
          <table:table-cell table:number-columns-repeated="8"/>
          <table:table-cell table:formula="of:=([.A41]-[.C31])^2" office:value-type="float" office:value="0.0277777777777776">
            <text:p>0.0277777778</text:p>
          </table:table-cell>
          <table:table-cell table:formula="of:=([.B41]-[.F31])^2" office:value-type="float" office:value="0.164836000000005">
            <text:p>0.164836</text:p>
          </table:table-cell>
          <table:table-cell table:number-columns-repeated="3"/>
          <table:table-cell table:formula="of:=[.A41]-[.C31]" office:value-type="float" office:value="-0.166666666666666">
            <text:p>-0.1666666667</text:p>
          </table:table-cell>
          <table:table-cell table:formula="of:=[.B41]-[.D31]" office:value-type="float" office:value="-0.0142857142857196">
            <text:p>-0.0142857143</text:p>
          </table:table-cell>
          <table:table-cell table:number-columns-repeated="1007"/>
        </table:table-row>
        <table:table-row table:style-name="ro3">
          <table:table-cell office:value-type="float" office:value="-12.9">
            <text:p>-12.9</text:p>
          </table:table-cell>
          <table:table-cell office:value-type="float" office:value="88.6">
            <text:p>88.6</text:p>
          </table:table-cell>
          <table:table-cell table:number-columns-repeated="8"/>
          <table:table-cell table:formula="of:=([.A42]-[.C31])^2" office:value-type="float" office:value="0.0277777777777776">
            <text:p>0.0277777778</text:p>
          </table:table-cell>
          <table:table-cell table:formula="of:=([.B42]-[.F31])^2" office:value-type="float" office:value="0.367236000000011">
            <text:p>0.367236</text:p>
          </table:table-cell>
          <table:table-cell table:number-columns-repeated="3"/>
          <table:table-cell table:formula="of:=[.A42]-[.C31]" office:value-type="float" office:value="-0.166666666666666">
            <text:p>-0.1666666667</text:p>
          </table:table-cell>
          <table:table-cell table:formula="of:=[.B42]-[.D31]" office:value-type="float" office:value="-0.214285714285722">
            <text:p>-0.2142857143</text:p>
          </table:table-cell>
          <table:table-cell table:number-columns-repeated="1007"/>
        </table:table-row>
        <table:table-row table:style-name="ro3">
          <table:table-cell office:value-type="float" office:value="-13">
            <text:p>-13</text:p>
          </table:table-cell>
          <table:table-cell office:value-type="float" office:value="88.8">
            <text:p>88.8</text:p>
          </table:table-cell>
          <table:table-cell table:number-columns-repeated="8"/>
          <table:table-cell table:formula="of:=([.A43]-[.C31])^2" office:value-type="float" office:value="0.0711111111111106">
            <text:p>0.0711111111</text:p>
          </table:table-cell>
          <table:table-cell table:formula="of:=([.B43]-[.F31])^2" office:value-type="float" office:value="0.164836000000005">
            <text:p>0.164836</text:p>
          </table:table-cell>
          <table:table-cell table:number-columns-repeated="3"/>
          <table:table-cell table:formula="of:=[.A43]-[.C31]" office:value-type="float" office:value="-0.266666666666666">
            <text:p>-0.2666666667</text:p>
          </table:table-cell>
          <table:table-cell table:formula="of:=[.B43]-[.D31]" office:value-type="float" office:value="-0.0142857142857196">
            <text:p>-0.0142857143</text:p>
          </table:table-cell>
          <table:table-cell table:number-columns-repeated="1007"/>
        </table:table-row>
        <table:table-row table:style-name="ro3">
          <table:table-cell office:value-type="float" office:value="-13.1">
            <text:p>-13.1</text:p>
          </table:table-cell>
          <table:table-cell office:value-type="float" office:value="88.9">
            <text:p>88.9</text:p>
          </table:table-cell>
          <table:table-cell table:number-columns-repeated="8"/>
          <table:table-cell table:formula="of:=([.A44]-[.C31])^2" office:value-type="float" office:value="0.134444444444443">
            <text:p>0.1344444444</text:p>
          </table:table-cell>
          <table:table-cell table:formula="of:=([.B44]-[.F31])^2" office:value-type="float" office:value="0.0936359999999984">
            <text:p>0.093636</text:p>
          </table:table-cell>
          <table:table-cell table:number-columns-repeated="3"/>
          <table:table-cell table:formula="of:=[.A44]-[.C31]" office:value-type="float" office:value="-0.366666666666665">
            <text:p>-0.3666666667</text:p>
          </table:table-cell>
          <table:table-cell table:formula="of:=[.B44]-[.D31]" office:value-type="float" office:value="0.085714285714289">
            <text:p>0.0857142857</text:p>
          </table:table-cell>
          <table:table-cell table:number-columns-repeated="1007"/>
        </table:table-row>
        <table:table-row table:style-name="ro3">
          <table:table-cell office:value-type="float" office:value="-13.2">
            <text:p>-13.2</text:p>
          </table:table-cell>
          <table:table-cell office:value-type="float" office:value="88.9">
            <text:p>88.9</text:p>
          </table:table-cell>
          <table:table-cell table:number-columns-repeated="8"/>
          <table:table-cell table:formula="of:=([.A45]-[.C31])^2" office:value-type="float" office:value="0.217777777777776">
            <text:p>0.2177777778</text:p>
          </table:table-cell>
          <table:table-cell table:formula="of:=([.B45]-[.F31])^2" office:value-type="float" office:value="0.0936359999999984">
            <text:p>0.093636</text:p>
          </table:table-cell>
          <table:table-cell table:number-columns-repeated="3"/>
          <table:table-cell table:formula="of:=[.A45]-[.C31]" office:value-type="float" office:value="-0.466666666666665">
            <text:p>-0.4666666667</text:p>
          </table:table-cell>
          <table:table-cell table:formula="of:=[.B45]-[.D31]" office:value-type="float" office:value="0.085714285714289">
            <text:p>0.0857142857</text:p>
          </table:table-cell>
          <table:table-cell table:number-columns-repeated="1007"/>
        </table:table-row>
        <table:table-row table:style-name="ro3">
          <table:table-cell office:value-type="float" office:value="-13.1">
            <text:p>-13.1</text:p>
          </table:table-cell>
          <table:table-cell office:value-type="float" office:value="88.8">
            <text:p>88.8</text:p>
          </table:table-cell>
          <table:table-cell table:number-columns-repeated="8"/>
          <table:table-cell table:formula="of:=([.A46]-[.C31])^2" office:value-type="float" office:value="0.134444444444443">
            <text:p>0.1344444444</text:p>
          </table:table-cell>
          <table:table-cell table:formula="of:=([.B46]-[.F31])^2" office:value-type="float" office:value="0.164836000000005">
            <text:p>0.164836</text:p>
          </table:table-cell>
          <table:table-cell table:number-columns-repeated="3"/>
          <table:table-cell table:formula="of:=[.A46]-[.C31]" office:value-type="float" office:value="-0.366666666666665">
            <text:p>-0.3666666667</text:p>
          </table:table-cell>
          <table:table-cell table:formula="of:=[.B46]-[.D31]" office:value-type="float" office:value="-0.0142857142857196">
            <text:p>-0.0142857143</text:p>
          </table:table-cell>
          <table:table-cell table:number-columns-repeated="1007"/>
        </table:table-row>
        <table:table-row table:style-name="ro3">
          <table:table-cell office:value-type="float" office:value="-13.3">
            <text:p>-13.3</text:p>
          </table:table-cell>
          <table:table-cell office:value-type="float" office:value="88.7">
            <text:p>88.7</text:p>
          </table:table-cell>
          <table:table-cell table:number-columns-repeated="8"/>
          <table:table-cell table:formula="of:=([.A47]-[.C31])^2" office:value-type="float" office:value="0.321111111111111">
            <text:p>0.3211111111</text:p>
          </table:table-cell>
          <table:table-cell table:formula="of:=([.B47]-[.F31])^2" office:value-type="float" office:value="0.256036">
            <text:p>0.256036</text:p>
          </table:table-cell>
          <table:table-cell table:number-columns-repeated="3"/>
          <table:table-cell table:formula="of:=[.A47]-[.C31]" office:value-type="float" office:value="-0.566666666666666">
            <text:p>-0.5666666667</text:p>
          </table:table-cell>
          <table:table-cell table:formula="of:=[.B47]-[.D31]" office:value-type="float" office:value="-0.114285714285714">
            <text:p>-0.1142857143</text:p>
          </table:table-cell>
          <table:table-cell table:number-columns-repeated="1007"/>
        </table:table-row>
        <table:table-row table:style-name="ro3">
          <table:table-cell office:value-type="float" office:value="-13.4">
            <text:p>-13.4</text:p>
          </table:table-cell>
          <table:table-cell office:value-type="float" office:value="88.8">
            <text:p>88.8</text:p>
          </table:table-cell>
          <table:table-cell table:number-columns-repeated="8"/>
          <table:table-cell table:formula="of:=([.A48]-[.C31])^2" office:value-type="float" office:value="0.444444444444444">
            <text:p>0.4444444444</text:p>
          </table:table-cell>
          <table:table-cell table:formula="of:=([.B48]-[.F31])^2" office:value-type="float" office:value="0.164836000000005">
            <text:p>0.164836</text:p>
          </table:table-cell>
          <table:table-cell table:number-columns-repeated="3"/>
          <table:table-cell table:formula="of:=[.A48]-[.C31]" office:value-type="float" office:value="-0.666666666666666">
            <text:p>-0.6666666667</text:p>
          </table:table-cell>
          <table:table-cell table:formula="of:=[.B48]-[.D31]" office:value-type="float" office:value="-0.0142857142857196">
            <text:p>-0.0142857143</text:p>
          </table:table-cell>
          <table:table-cell table:number-columns-repeated="1007"/>
        </table:table-row>
        <table:table-row table:style-name="ro3">
          <table:table-cell office:value-type="float" office:value="-13.4">
            <text:p>-13.4</text:p>
          </table:table-cell>
          <table:table-cell office:value-type="float" office:value="88.6">
            <text:p>88.6</text:p>
          </table:table-cell>
          <table:table-cell table:number-columns-repeated="8"/>
          <table:table-cell table:formula="of:=([.A49]-[.C31])^2" office:value-type="float" office:value="0.444444444444444">
            <text:p>0.4444444444</text:p>
          </table:table-cell>
          <table:table-cell table:formula="of:=([.B49]-[.F31])^2" office:value-type="float" office:value="0.367236000000011">
            <text:p>0.367236</text:p>
          </table:table-cell>
          <table:table-cell table:number-columns-repeated="3"/>
          <table:table-cell table:formula="of:=[.A49]-[.C31]" office:value-type="float" office:value="-0.666666666666666">
            <text:p>-0.6666666667</text:p>
          </table:table-cell>
          <table:table-cell table:formula="of:=[.B49]-[.D31]" office:value-type="float" office:value="-0.214285714285722">
            <text:p>-0.2142857143</text:p>
          </table:table-cell>
          <table:table-cell table:number-columns-repeated="1007"/>
        </table:table-row>
        <table:table-row table:style-name="ro3">
          <table:table-cell office:value-type="float" office:value="-13.5">
            <text:p>-13.5</text:p>
          </table:table-cell>
          <table:table-cell office:value-type="float" office:value="88.5">
            <text:p>88.5</text:p>
          </table:table-cell>
          <table:table-cell table:number-columns-repeated="8"/>
          <table:table-cell table:formula="of:=([.A50]-[.C31])^2" office:value-type="float" office:value="0.587777777777776">
            <text:p>0.5877777778</text:p>
          </table:table-cell>
          <table:table-cell table:formula="of:=([.B50]-[.F31])^2" office:value-type="float" office:value="0.498436000000004">
            <text:p>0.498436</text:p>
          </table:table-cell>
          <table:table-cell table:number-columns-repeated="3"/>
          <table:table-cell table:formula="of:=[.A50]-[.C31]" office:value-type="float" office:value="-0.766666666666666">
            <text:p>-0.7666666667</text:p>
          </table:table-cell>
          <table:table-cell table:formula="of:=[.B50]-[.D31]" office:value-type="float" office:value="-0.314285714285717">
            <text:p>-0.3142857143</text:p>
          </table:table-cell>
          <table:table-cell table:number-columns-repeated="1007"/>
        </table:table-row>
        <table:table-row table:style-name="ro3">
          <table:table-cell office:value-type="float" office:value="-14.7">
            <text:p>-14.7</text:p>
          </table:table-cell>
          <table:table-cell office:value-type="float" office:value="88.7">
            <text:p>88.7</text:p>
          </table:table-cell>
          <table:table-cell office:value-type="string">
            <text:p>Wheel out</text:p>
          </table:table-cell>
          <table:table-cell table:number-columns-repeated="7"/>
          <table:table-cell table:formula="of:=([.A51]-[.C31])^2" office:value-type="float" office:value="3.86777777777777">
            <text:p>3.8677777778</text:p>
          </table:table-cell>
          <table:table-cell table:formula="of:=([.B51]-[.F31])^2" office:value-type="float" office:value="0.256036">
            <text:p>0.256036</text:p>
          </table:table-cell>
          <table:table-cell table:number-columns-repeated="3"/>
          <table:table-cell table:formula="of:=[.A51]-[.C31]" office:value-type="float" office:value="-1.96666666666667">
            <text:p>-1.9666666667</text:p>
          </table:table-cell>
          <table:table-cell table:formula="of:=[.B51]-[.D31]" office:value-type="float" office:value="-0.114285714285714">
            <text:p>-0.1142857143</text:p>
          </table:table-cell>
          <table:table-cell table:number-columns-repeated="1007"/>
        </table:table-row>
        <table:table-row table:style-name="ro3" table:number-rows-repeated="7">
          <table:table-cell table:number-columns-repeated="1024"/>
        </table:table-row>
        <table:table-row table:style-name="ro3">
          <table:table-cell office:value-type="string">
            <text:p>Right turn</text:p>
          </table:table-cell>
          <table:table-cell table:number-columns-repeated="1023"/>
        </table:table-row>
        <table:table-row table:style-name="ro3"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mean x</text:p>
          </table:table-cell>
          <table:table-cell office:value-type="string">
            <text:p>mean y</text:p>
          </table:table-cell>
          <table:table-cell office:value-type="string">
            <text:p>true value x</text:p>
          </table:table-cell>
          <table:table-cell office:value-type="string">
            <text:p>true value y</text:p>
          </table:table-cell>
          <table:table-cell/>
          <table:table-cell table:style-name="ce2" office:value-type="string">
            <text:p>accuracy of x (or systematic error over x) </text:p>
          </table:table-cell>
          <table:table-cell table:style-name="ce2" office:value-type="string">
            <text:p>accuracy of y (or systematic error over y)</text:p>
          </table:table-cell>
          <table:table-cell/>
          <table:table-cell office:value-type="string">
            <text:p>(x -mean x)^2</text:p>
          </table:table-cell>
          <table:table-cell office:value-type="string">
            <text:p>(y-mean y)^2</text:p>
          </table:table-cell>
          <table:table-cell office:value-type="string">
            <text:p>Precision over x</text:p>
          </table:table-cell>
          <table:table-cell office:value-type="string">
            <text:p>precision over y</text:p>
          </table:table-cell>
          <table:table-cell/>
          <table:table-cell office:value-type="string">
            <text:p>random error over x</text:p>
          </table:table-cell>
          <table:table-cell office:value-type="string">
            <text:p>random error over y</text:p>
          </table:table-cell>
          <table:table-cell table:number-columns-repeated="1007"/>
        </table:table-row>
        <table:table-row table:style-name="ro3">
          <table:table-cell office:value-type="float" office:value="9.7">
            <text:p>9.7</text:p>
          </table:table-cell>
          <table:table-cell office:value-type="float" office:value="89">
            <text:p>89</text:p>
          </table:table-cell>
          <table:table-cell table:formula="of:=SUM([.A61:.A80])/20" office:value-type="float" office:value="11.59">
            <text:p>11.59</text:p>
          </table:table-cell>
          <table:table-cell table:formula="of:=SUM([.B61:.B80])/20" office:value-type="float" office:value="88.81">
            <text:p>88.81</text:p>
          </table:table-cell>
          <table:table-cell office:value-type="float" office:value="10.266">
            <text:p>10.266</text:p>
          </table:table-cell>
          <table:table-cell office:value-type="float" office:value="89.206">
            <text:p>89.206</text:p>
          </table:table-cell>
          <table:table-cell/>
          <table:table-cell table:formula="of:=([.C61]-[.E61])" office:value-type="float" office:value="1.324">
            <text:p>1.324</text:p>
          </table:table-cell>
          <table:table-cell table:formula="of:=([.D61]-[.F61])" office:value-type="float" office:value="-0.396000000000001">
            <text:p>-0.396</text:p>
          </table:table-cell>
          <table:table-cell/>
          <table:table-cell table:formula="of:=([.A61]-[.C61])^2" office:value-type="float" office:value="3.5721">
            <text:p>3.5721</text:p>
          </table:table-cell>
          <table:table-cell table:formula="of:=([.B61]-[.D61])^2" office:value-type="float" office:value="0.0360999999999991">
            <text:p>0.0361</text:p>
          </table:table-cell>
          <table:table-cell table:formula="of:=(SUM([.K61:.K80])/19)" office:value-type="float" office:value="1.27884210526316">
            <text:p>1.2788421053</text:p>
          </table:table-cell>
          <table:table-cell table:formula="of:=(SUM([.L61:.L80]))/19" office:value-type="float" office:value="0.025157894736842">
            <text:p>0.0251578947</text:p>
          </table:table-cell>
          <table:table-cell/>
          <table:table-cell table:formula="of:=[.A61]-[.C61]" office:value-type="float" office:value="-1.89">
            <text:p>-1.89</text:p>
          </table:table-cell>
          <table:table-cell table:formula="of:=[.B61]-[.D61]" office:value-type="float" office:value="0.189999999999998">
            <text:p>0.19</text:p>
          </table:table-cell>
          <table:table-cell table:number-columns-repeated="1007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89">
            <text:p>89</text:p>
          </table:table-cell>
          <table:table-cell table:number-columns-repeated="8"/>
          <table:table-cell table:formula="of:=([.A62]-[.C61])^2" office:value-type="float" office:value="2.5281">
            <text:p>2.5281</text:p>
          </table:table-cell>
          <table:table-cell table:formula="of:=([.B62]-[.D61])^2" office:value-type="float" office:value="0.0360999999999991">
            <text:p>0.0361</text:p>
          </table:table-cell>
          <table:table-cell table:number-columns-repeated="3"/>
          <table:table-cell table:formula="of:=[.A62]-[.C61]" office:value-type="float" office:value="-1.59">
            <text:p>-1.59</text:p>
          </table:table-cell>
          <table:table-cell table:formula="of:=[.B62]-[.D61]" office:value-type="float" office:value="0.189999999999998">
            <text:p>0.19</text:p>
          </table:table-cell>
          <table:table-cell table:number-columns-repeated="1007"/>
        </table:table-row>
        <table:table-row table:style-name="ro3">
          <table:table-cell office:value-type="float" office:value="10.4">
            <text:p>10.4</text:p>
          </table:table-cell>
          <table:table-cell office:value-type="float" office:value="89.1">
            <text:p>89.1</text:p>
          </table:table-cell>
          <table:table-cell table:number-columns-repeated="8"/>
          <table:table-cell table:formula="of:=([.A63]-[.C61])^2" office:value-type="float" office:value="1.4161">
            <text:p>1.4161</text:p>
          </table:table-cell>
          <table:table-cell table:formula="of:=([.B63]-[.D61])^2" office:value-type="float" office:value="0.0840999999999954">
            <text:p>0.0841</text:p>
          </table:table-cell>
          <table:table-cell table:number-columns-repeated="3"/>
          <table:table-cell table:formula="of:=[.A63]-[.C61]" office:value-type="float" office:value="-1.19">
            <text:p>-1.19</text:p>
          </table:table-cell>
          <table:table-cell table:formula="of:=[.B63]-[.D61]" office:value-type="float" office:value="0.289999999999992">
            <text:p>0.29</text:p>
          </table:table-cell>
          <table:table-cell table:number-columns-repeated="1007"/>
        </table:table-row>
        <table:table-row table:style-name="ro3">
          <table:table-cell office:value-type="float" office:value="10.4">
            <text:p>10.4</text:p>
          </table:table-cell>
          <table:table-cell office:value-type="float" office:value="88.9">
            <text:p>88.9</text:p>
          </table:table-cell>
          <table:table-cell table:number-columns-repeated="8"/>
          <table:table-cell table:formula="of:=([.A64]-[.C61])^2" office:value-type="float" office:value="1.4161">
            <text:p>1.4161</text:p>
          </table:table-cell>
          <table:table-cell table:formula="of:=([.B64]-[.D61])^2" office:value-type="float" office:value="0.00810000000000061">
            <text:p>0.0081</text:p>
          </table:table-cell>
          <table:table-cell table:number-columns-repeated="3"/>
          <table:table-cell table:formula="of:=[.A64]-[.C61]" office:value-type="float" office:value="-1.19">
            <text:p>-1.19</text:p>
          </table:table-cell>
          <table:table-cell table:style-name="ce2" table:formula="of:=[.B64]-[.D61]" office:value-type="float" office:value="0.0900000000000034">
            <text:p>0.09</text:p>
          </table:table-cell>
          <table:table-cell table:number-columns-repeated="1007"/>
        </table:table-row>
        <table:table-row table:style-name="ro3">
          <table:table-cell office:value-type="float" office:value="10.7">
            <text:p>10.7</text:p>
          </table:table-cell>
          <table:table-cell office:value-type="float" office:value="88.8">
            <text:p>88.8</text:p>
          </table:table-cell>
          <table:table-cell table:number-columns-repeated="8"/>
          <table:table-cell table:formula="of:=([.A65]-[.C61])^2" office:value-type="float" office:value="0.792100000000001">
            <text:p>0.7921</text:p>
          </table:table-cell>
          <table:table-cell table:formula="of:=([.B65]-[.D61])^2" office:value-type="float" office:value="0.000100000000000102">
            <text:p>0.0001</text:p>
          </table:table-cell>
          <table:table-cell table:number-columns-repeated="3"/>
          <table:table-cell table:formula="of:=[.A65]-[.C61]" office:value-type="float" office:value="-0.890000000000001">
            <text:p>-0.89</text:p>
          </table:table-cell>
          <table:table-cell table:formula="of:=[.B65]-[.D61]" office:value-type="float" office:value="-0.0100000000000051">
            <text:p>-0.01</text:p>
          </table:table-cell>
          <table:table-cell table:number-columns-repeated="1007"/>
        </table:table-row>
        <table:table-row table:style-name="ro3">
          <table:table-cell office:value-type="float" office:value="10.8">
            <text:p>10.8</text:p>
          </table:table-cell>
          <table:table-cell office:value-type="float" office:value="88.9">
            <text:p>88.9</text:p>
          </table:table-cell>
          <table:table-cell table:number-columns-repeated="8"/>
          <table:table-cell table:formula="of:=([.A66]-[.C61])^2" office:value-type="float" office:value="0.624099999999999">
            <text:p>0.6241</text:p>
          </table:table-cell>
          <table:table-cell table:formula="of:=([.B66]-[.D61])^2" office:value-type="float" office:value="0.00810000000000061">
            <text:p>0.0081</text:p>
          </table:table-cell>
          <table:table-cell table:number-columns-repeated="3"/>
          <table:table-cell table:formula="of:=[.A66]-[.C61]" office:value-type="float" office:value="-0.789999999999999">
            <text:p>-0.79</text:p>
          </table:table-cell>
          <table:table-cell table:formula="of:=[.B66]-[.D61]" office:value-type="float" office:value="0.0900000000000034">
            <text:p>0.09</text:p>
          </table:table-cell>
          <table:table-cell table:number-columns-repeated="1007"/>
        </table:table-row>
        <table:table-row table:style-name="ro3">
          <table:table-cell office:value-type="float" office:value="10.9">
            <text:p>10.9</text:p>
          </table:table-cell>
          <table:table-cell office:value-type="float" office:value="89">
            <text:p>89</text:p>
          </table:table-cell>
          <table:table-cell table:number-columns-repeated="8"/>
          <table:table-cell table:formula="of:=([.A67]-[.C61])^2" office:value-type="float" office:value="0.476099999999999">
            <text:p>0.4761</text:p>
          </table:table-cell>
          <table:table-cell table:formula="of:=([.B67]-[.D61])^2" office:value-type="float" office:value="0.0360999999999991">
            <text:p>0.0361</text:p>
          </table:table-cell>
          <table:table-cell table:number-columns-repeated="3"/>
          <table:table-cell table:formula="of:=[.A67]-[.C61]" office:value-type="float" office:value="-0.69">
            <text:p>-0.69</text:p>
          </table:table-cell>
          <table:table-cell table:formula="of:=[.B67]-[.D61]" office:value-type="float" office:value="0.189999999999998">
            <text:p>0.19</text:p>
          </table:table-cell>
          <table:table-cell table:number-columns-repeated="1007"/>
        </table:table-row>
        <table:table-row table:style-name="ro3">
          <table:table-cell office:value-type="float" office:value="11.2">
            <text:p>11.2</text:p>
          </table:table-cell>
          <table:table-cell office:value-type="float" office:value="88.7">
            <text:p>88.7</text:p>
          </table:table-cell>
          <table:table-cell table:number-columns-repeated="8"/>
          <table:table-cell table:formula="of:=([.A68]-[.C61])^2" office:value-type="float" office:value="0.1521">
            <text:p>0.1521</text:p>
          </table:table-cell>
          <table:table-cell table:formula="of:=([.B68]-[.D61])^2" office:value-type="float" office:value="0.0120999999999999">
            <text:p>0.0121</text:p>
          </table:table-cell>
          <table:table-cell table:number-columns-repeated="3"/>
          <table:table-cell table:formula="of:=[.A68]-[.C61]" office:value-type="float" office:value="-0.390000000000001">
            <text:p>-0.39</text:p>
          </table:table-cell>
          <table:table-cell table:formula="of:=[.B68]-[.D61]" office:value-type="float" office:value="-0.109999999999999">
            <text:p>-0.11</text:p>
          </table:table-cell>
          <table:table-cell table:number-columns-repeated="1007"/>
        </table:table-row>
        <table:table-row table:style-name="ro3">
          <table:table-cell office:value-type="float" office:value="11.5">
            <text:p>11.5</text:p>
          </table:table-cell>
          <table:table-cell office:value-type="float" office:value="88.9">
            <text:p>88.9</text:p>
          </table:table-cell>
          <table:table-cell table:number-columns-repeated="8"/>
          <table:table-cell table:formula="of:=([.A69]-[.C61])^2" office:value-type="float" office:value="0.00809999999999998">
            <text:p>0.0081</text:p>
          </table:table-cell>
          <table:table-cell table:formula="of:=([.B69]-[.D61])^2" office:value-type="float" office:value="0.00810000000000061">
            <text:p>0.0081</text:p>
          </table:table-cell>
          <table:table-cell table:number-columns-repeated="3"/>
          <table:table-cell table:formula="of:=[.A69]-[.C61]" office:value-type="float" office:value="-0.0899999999999999">
            <text:p>-0.09</text:p>
          </table:table-cell>
          <table:table-cell table:formula="of:=[.B69]-[.D61]" office:value-type="float" office:value="0.0900000000000034">
            <text:p>0.09</text:p>
          </table:table-cell>
          <table:table-cell table:number-columns-repeated="1007"/>
        </table:table-row>
        <table:table-row table:style-name="ro3">
          <table:table-cell office:value-type="float" office:value="11.6">
            <text:p>11.6</text:p>
          </table:table-cell>
          <table:table-cell office:value-type="float" office:value="88.7">
            <text:p>88.7</text:p>
          </table:table-cell>
          <table:table-cell table:number-columns-repeated="8"/>
          <table:table-cell table:formula="of:=([.A70]-[.C61])^2" office:value-type="float" office:value="0.0000999999999999957">
            <text:p>0.0001</text:p>
          </table:table-cell>
          <table:table-cell table:formula="of:=([.B70]-[.D61])^2" office:value-type="float" office:value="0.0120999999999999">
            <text:p>0.0121</text:p>
          </table:table-cell>
          <table:table-cell table:number-columns-repeated="3"/>
          <table:table-cell table:formula="of:=[.A70]-[.C61]" office:value-type="float" office:value="0.00999999999999979">
            <text:p>0.01</text:p>
          </table:table-cell>
          <table:table-cell table:formula="of:=[.B70]-[.D61]" office:value-type="float" office:value="-0.109999999999999">
            <text:p>-0.11</text:p>
          </table:table-cell>
          <table:table-cell table:number-columns-repeated="1007"/>
        </table:table-row>
        <table:table-row table:style-name="ro3">
          <table:table-cell office:value-type="float" office:value="11.7">
            <text:p>11.7</text:p>
          </table:table-cell>
          <table:table-cell office:value-type="float" office:value="88.8">
            <text:p>88.8</text:p>
          </table:table-cell>
          <table:table-cell table:number-columns-repeated="8"/>
          <table:table-cell table:formula="of:=([.A71]-[.C61])^2" office:value-type="float" office:value="0.0120999999999999">
            <text:p>0.0121</text:p>
          </table:table-cell>
          <table:table-cell table:formula="of:=([.B71]-[.D61])^2" office:value-type="float" office:value="0.000100000000000102">
            <text:p>0.0001</text:p>
          </table:table-cell>
          <table:table-cell table:number-columns-repeated="3"/>
          <table:table-cell table:formula="of:=[.A71]-[.C61]" office:value-type="float" office:value="0.109999999999999">
            <text:p>0.11</text:p>
          </table:table-cell>
          <table:table-cell table:formula="of:=[.B71]-[.D61]" office:value-type="float" office:value="-0.0100000000000051">
            <text:p>-0.01</text:p>
          </table:table-cell>
          <table:table-cell table:number-columns-repeated="1007"/>
        </table:table-row>
        <table:table-row table:style-name="ro3">
          <table:table-cell office:value-type="float" office:value="11.8">
            <text:p>11.8</text:p>
          </table:table-cell>
          <table:table-cell office:value-type="float" office:value="88.7">
            <text:p>88.7</text:p>
          </table:table-cell>
          <table:table-cell table:number-columns-repeated="8"/>
          <table:table-cell table:formula="of:=([.A72]-[.C61])^2" office:value-type="float" office:value="0.0441000000000004">
            <text:p>0.0441</text:p>
          </table:table-cell>
          <table:table-cell table:formula="of:=([.B72]-[.D61])^2" office:value-type="float" office:value="0.0120999999999999">
            <text:p>0.0121</text:p>
          </table:table-cell>
          <table:table-cell table:number-columns-repeated="3"/>
          <table:table-cell table:formula="of:=[.A72]-[.C61]" office:value-type="float" office:value="0.210000000000001">
            <text:p>0.21</text:p>
          </table:table-cell>
          <table:table-cell table:formula="of:=[.B72]-[.D61]" office:value-type="float" office:value="-0.109999999999999">
            <text:p>-0.11</text:p>
          </table:table-cell>
          <table:table-cell table:number-columns-repeated="1007"/>
        </table:table-row>
        <table:table-row table:style-name="ro3">
          <table:table-cell office:value-type="float" office:value="11.9">
            <text:p>11.9</text:p>
          </table:table-cell>
          <table:table-cell office:value-type="float" office:value="89">
            <text:p>89</text:p>
          </table:table-cell>
          <table:table-cell table:number-columns-repeated="8"/>
          <table:table-cell table:style-name="ce6" table:formula="of:=([.A73]-[.C61])^2" office:value-type="float" office:value="0.0961000000000003">
            <text:p>0.0961</text:p>
          </table:table-cell>
          <table:table-cell table:formula="of:=([.B73]-[.D61])^2" office:value-type="float" office:value="0.0360999999999991">
            <text:p>0.0361</text:p>
          </table:table-cell>
          <table:table-cell table:number-columns-repeated="3"/>
          <table:table-cell table:formula="of:=[.A73]-[.C61]" office:value-type="float" office:value="0.31">
            <text:p>0.31</text:p>
          </table:table-cell>
          <table:table-cell table:formula="of:=[.B73]-[.D61]" office:value-type="float" office:value="0.189999999999998">
            <text:p>0.19</text:p>
          </table:table-cell>
          <table:table-cell table:number-columns-repeated="1007"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88.7">
            <text:p>88.7</text:p>
          </table:table-cell>
          <table:table-cell table:number-columns-repeated="8"/>
          <table:table-cell table:formula="of:=([.A74]-[.C61])^2" office:value-type="float" office:value="0.1681">
            <text:p>0.1681</text:p>
          </table:table-cell>
          <table:table-cell table:formula="of:=([.B74]-[.D61])^2" office:value-type="float" office:value="0.0120999999999999">
            <text:p>0.0121</text:p>
          </table:table-cell>
          <table:table-cell table:number-columns-repeated="3"/>
          <table:table-cell table:formula="of:=[.A74]-[.C61]" office:value-type="float" office:value="0.41">
            <text:p>0.41</text:p>
          </table:table-cell>
          <table:table-cell table:formula="of:=[.B74]-[.D61]" office:value-type="float" office:value="-0.109999999999999">
            <text:p>-0.11</text:p>
          </table:table-cell>
          <table:table-cell table:number-columns-repeated="1007"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88.6">
            <text:p>88.6</text:p>
          </table:table-cell>
          <table:table-cell table:number-columns-repeated="8"/>
          <table:table-cell table:formula="of:=([.A75]-[.C61])^2" office:value-type="float" office:value="0.1681">
            <text:p>0.1681</text:p>
          </table:table-cell>
          <table:table-cell table:formula="of:=([.B75]-[.D61])^2" office:value-type="float" office:value="0.0441000000000033">
            <text:p>0.0441</text:p>
          </table:table-cell>
          <table:table-cell table:number-columns-repeated="3"/>
          <table:table-cell table:formula="of:=[.A75]-[.C61]" office:value-type="float" office:value="0.41">
            <text:p>0.41</text:p>
          </table:table-cell>
          <table:table-cell table:formula="of:=[.B75]-[.D61]" office:value-type="float" office:value="-0.210000000000008">
            <text:p>-0.21</text:p>
          </table:table-cell>
          <table:table-cell table:number-columns-repeated="1007"/>
        </table:table-row>
        <table:table-row table:style-name="ro3">
          <table:table-cell office:value-type="float" office:value="12.3">
            <text:p>12.3</text:p>
          </table:table-cell>
          <table:table-cell office:value-type="float" office:value="88.8">
            <text:p>88.8</text:p>
          </table:table-cell>
          <table:table-cell table:number-columns-repeated="8"/>
          <table:table-cell table:formula="of:=([.A76]-[.C61])^2" office:value-type="float" office:value="0.504100000000001">
            <text:p>0.5041</text:p>
          </table:table-cell>
          <table:table-cell table:formula="of:=([.B76]-[.D61])^2" office:value-type="float" office:value="0.000100000000000102">
            <text:p>0.0001</text:p>
          </table:table-cell>
          <table:table-cell table:number-columns-repeated="3"/>
          <table:table-cell table:formula="of:=[.A76]-[.C61]" office:value-type="float" office:value="0.710000000000001">
            <text:p>0.71</text:p>
          </table:table-cell>
          <table:table-cell table:formula="of:=[.B76]-[.D61]" office:value-type="float" office:value="-0.0100000000000051">
            <text:p>-0.01</text:p>
          </table:table-cell>
          <table:table-cell table:number-columns-repeated="1007"/>
        </table:table-row>
        <table:table-row table:style-name="ro3">
          <table:table-cell office:value-type="float" office:value="12.4">
            <text:p>12.4</text:p>
          </table:table-cell>
          <table:table-cell office:value-type="float" office:value="88.7">
            <text:p>88.7</text:p>
          </table:table-cell>
          <table:table-cell table:number-columns-repeated="8"/>
          <table:table-cell table:formula="of:=([.A77]-[.C61])^2" office:value-type="float" office:value="0.656100000000001">
            <text:p>0.6561</text:p>
          </table:table-cell>
          <table:table-cell table:formula="of:=([.B77]-[.D61])^2" office:value-type="float" office:value="0.0120999999999999">
            <text:p>0.0121</text:p>
          </table:table-cell>
          <table:table-cell table:number-columns-repeated="3"/>
          <table:table-cell table:formula="of:=[.A77]-[.C61]" office:value-type="float" office:value="0.810000000000001">
            <text:p>0.81</text:p>
          </table:table-cell>
          <table:table-cell table:formula="of:=[.B77]-[.D61]" office:value-type="float" office:value="-0.109999999999999">
            <text:p>-0.11</text:p>
          </table:table-cell>
          <table:table-cell table:number-columns-repeated="1007"/>
        </table:table-row>
        <table:table-row table:style-name="ro3">
          <table:table-cell office:value-type="float" office:value="12.9">
            <text:p>12.9</text:p>
          </table:table-cell>
          <table:table-cell office:value-type="float" office:value="88.7">
            <text:p>88.7</text:p>
          </table:table-cell>
          <table:table-cell table:number-columns-repeated="8"/>
          <table:table-cell table:formula="of:=([.A78]-[.C61])^2" office:value-type="float" office:value="1.7161">
            <text:p>1.7161</text:p>
          </table:table-cell>
          <table:table-cell table:formula="of:=([.B78]-[.D61])^2" office:value-type="float" office:value="0.0120999999999999">
            <text:p>0.0121</text:p>
          </table:table-cell>
          <table:table-cell table:number-columns-repeated="3"/>
          <table:table-cell table:formula="of:=[.A78]-[.C61]" office:value-type="float" office:value="1.31">
            <text:p>1.31</text:p>
          </table:table-cell>
          <table:table-cell table:formula="of:=[.B78]-[.D61]" office:value-type="float" office:value="-0.109999999999999">
            <text:p>-0.11</text:p>
          </table:table-cell>
          <table:table-cell table:number-columns-repeated="1007"/>
        </table:table-row>
        <table:table-row table:style-name="ro3">
          <table:table-cell office:value-type="float" office:value="13.5">
            <text:p>13.5</text:p>
          </table:table-cell>
          <table:table-cell office:value-type="float" office:value="88.7">
            <text:p>88.7</text:p>
          </table:table-cell>
          <table:table-cell table:number-columns-repeated="8"/>
          <table:table-cell table:formula="of:=([.A79]-[.C61])^2" office:value-type="float" office:value="3.6481">
            <text:p>3.6481</text:p>
          </table:table-cell>
          <table:table-cell table:formula="of:=([.B79]-[.D61])^2" office:value-type="float" office:value="0.0120999999999999">
            <text:p>0.0121</text:p>
          </table:table-cell>
          <table:table-cell table:number-columns-repeated="3"/>
          <table:table-cell table:formula="of:=[.A79]-[.C61]" office:value-type="float" office:value="1.91">
            <text:p>1.91</text:p>
          </table:table-cell>
          <table:table-cell table:formula="of:=[.B79]-[.D61]" office:value-type="float" office:value="-0.109999999999999">
            <text:p>-0.11</text:p>
          </table:table-cell>
          <table:table-cell table:number-columns-repeated="1007"/>
        </table:table-row>
        <table:table-row table:style-name="ro3">
          <table:table-cell office:value-type="float" office:value="14.1">
            <text:p>14.1</text:p>
          </table:table-cell>
          <table:table-cell office:value-type="float" office:value="88.5">
            <text:p>88.5</text:p>
          </table:table-cell>
          <table:table-cell table:number-columns-repeated="8"/>
          <table:table-cell table:formula="of:=([.A80]-[.C61])^2" office:value-type="float" office:value="6.3001">
            <text:p>6.3001</text:p>
          </table:table-cell>
          <table:table-cell table:formula="of:=([.B80]-[.D61])^2" office:value-type="float" office:value="0.0961000000000014">
            <text:p>0.0961</text:p>
          </table:table-cell>
          <table:table-cell table:number-columns-repeated="3"/>
          <table:table-cell table:formula="of:=[.A80]-[.C61]" office:value-type="float" office:value="2.51">
            <text:p>2.51</text:p>
          </table:table-cell>
          <table:table-cell table:formula="of:=[.B80]-[.D61]" office:value-type="float" office:value="-0.310000000000002">
            <text:p>-0.31</text:p>
          </table:table-cell>
          <table:table-cell table:number-columns-repeated="1007"/>
        </table:table-row>
        <table:table-row table:style-name="ro3">
          <table:table-cell/>
          <table:table-cell table:style-name="ce2"/>
          <table:table-cell table:number-columns-repeated="1022"/>
        </table:table-row>
        <table:table-row table:style-name="ro3" table:number-rows-repeated="104849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yam </meta:initial-creator>
    <meta:creation-date>2015-04-11T18:14:10</meta:creation-date>
    <dc:date>2015-04-12T15:14:03</dc:date>
    <dc:creator>maryam </dc:creator>
    <meta:editing-duration>PT2H46M19S</meta:editing-duration>
    <meta:editing-cycles>61</meta:editing-cycles>
    <meta:generator>LibreOffice/3.5$Linux_X86_64 LibreOffice_project/350m1$Build-2</meta:generator>
    <meta:document-statistic meta:table-count="3" meta:cell-count="436" meta:object-count="0"/>
  </office:meta>
</office:document-meta>
</file>